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NotQuer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ot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otQuery.skipTo( int targe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nNotQuery.get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Not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Not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getPay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Not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anNotQuery.n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nNotQuery.SpanNotQuery( SpanQuery include , SpanQuery exclu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NotQuery.getSpans( final IndexReader reade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0">
            <text:p text:style-name="Table_20_Contents">0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panNotQuery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get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otQue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otQuery.rewrite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